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9pt" fo:font-style="italic" style:font-size-asian="9pt" style:font-style-asian="italic" style:font-size-complex="9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9pt" fo:font-style="italic" style:font-size-asian="9pt" style:font-style-asian="italic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style="italic" style:font-size-asian="8pt" style:font-style-asian="italic" style:font-size-complex="8pt"/>
    </style:style>
    <style:style style:name="T8" style:family="text">
      <style:text-properties style:text-position="super 58%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Irmão do Jorel e o incrível array</text:span></text:p>
      <text:p text:style-name="P1"><text:span text:style-name="T2">Time Limit: 1s</text:span></text:p>
      <text:p text:style-name="Standard"/>
      <text:p text:style-name="Standard"><text:s text:c="4"/>O autor desse problema é um grande fã do irmão do Jorel e sempre costuma visitá-lo para brincar, no entanto em sua última visita encontrou seu amigo com problemas.</text:p>
      <text:p text:style-name="Standard"><text:s text:c="4"/>Ao que parece irmão do Jorel ganhou um incrível array a de sua doce avó que consiste em N inteiros positivos e desenvolveu uma forma de transformá-lo em uma tabela T onde T<text:span text:style-name="T3">i,j</text:span> representa a multiplicação dos elementos A<text:span text:style-name="T3">i</text:span> e A<text:span text:style-name="T3">j</text:span>, irmão do Jorel disse que com sua técnica de transformação finalmente será reconhecido e nunca mais será chamado apenas por irmão do Jorel, porém ele não se lembra exatamente como era o array original então não consegue mais utilizar a técnica. </text:p>
      <text:p text:style-name="Standard"><text:s text:c="4"/>O autor conhecendo suas habilidades como programador lhe pede encarecidamente para que ajude o irmão do Jorel a recuperar seu incrível array.</text:p>
      <text:p text:style-name="Standard"/>
      <text:p text:style-name="Standard"><text:span text:style-name="T5">Entrada</text:span></text:p>
      <text:p text:style-name="Standard"><text:s text:c="2"/>A primeira linha da entrada contém um inteiro N<text:span text:style-name="T3"> (0&lt;N&lt;10³) </text:span><text:s/>e em seguida N*N números representando a tabela T <text:span text:style-name="T3">(0&lt;T</text:span><text:span text:style-name="T7">i,j</text:span><text:span text:style-name="T3">&lt;10</text:span><text:span text:style-name="T8">9</text:span><text:span text:style-name="T3">).</text:span></text:p>
      <text:p text:style-name="P2"/>
      <text:p text:style-name="Standard"><text:span text:style-name="T5">Saída</text:span><text:span text:style-name="T6"> </text:span></text:p>
      <text:p text:style-name="Standard"><text:s text:c="2"/>A saída é composta por N números separados por um espaço em branco representando o array original.</text:p>
      <text:p text:style-name="Standard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2">Input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4">3</text:span></text:p>
            <text:p text:style-name="P4"><text:span text:style-name="T4">9 6 15</text:span></text:p>
            <text:p text:style-name="P4"><text:span text:style-name="T4">6 4 10</text:span></text:p>
            <text:p text:style-name="P4"><text:span text:style-name="T4">15 10 25</text:span></text:p>
          </table:table-cell>
        </table:table-row>
      </table:table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text:span text:style-name="T2">Output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4">3 2 5</text:span></text:p>
          </table:table-cell>
        </table:table-row>
      </table:table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<text:span text:style-name="T2">Input</text:span></text:p>
          </table:table-cell>
        </table:table-row>
        <table:table-row table:style-name="Table3.1">
          <table:table-cell table:style-name="Table3.A1" office:value-type="string">
            <text:p text:style-name="P4"><text:span text:style-name="T4">5</text:span></text:p>
            <text:p text:style-name="P4"><text:span text:style-name="T4">16 28 8 36 4</text:span></text:p>
            <text:p text:style-name="P4"><text:span text:style-name="T4">28 49 14 63 7</text:span></text:p>
            <text:p text:style-name="P4"><text:span text:style-name="T4">8 14 4 18 2</text:span></text:p>
            <text:p text:style-name="P4"><text:span text:style-name="T4">36 63 18 81 9</text:span></text:p>
            <text:p text:style-name="P4"><text:span text:style-name="T4">4 7 2 9 1</text:span></text:p>
          </table:table-cell>
        </table:table-row>
      </table:table>
      <text:p text:style-name="P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<text:span text:style-name="T2">Output</text:span></text:p>
          </table:table-cell>
        </table:table-row>
        <table:table-row table:style-name="Table4.1">
          <table:table-cell table:style-name="Table4.A1" office:value-type="string">
            <text:p text:style-name="P4"><text:span text:style-name="T4">4 7 2 9 1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1" meta:paragraph-count="25" meta:word-count="232" meta:character-count="1186" meta:non-whitespace-character-count="962"/>
    <meta:generator>LibreOfficeDev/6.0.5.2$Linux_X86_64 LibreOffice_project/</meta:generator>
  </office:meta>
</office:document-meta>
</file>